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0ef46d" officeooo:paragraph-rsid="000ef4d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0ef46d" officeooo:paragraph-rsid="0010bc9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0ef46d" officeooo:paragraph-rsid="0013a911" style:font-size-asian="14pt" style:font-weight-asian="normal" style:font-size-complex="14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13a911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0915d" style:font-size-asian="22pt" style:font-size-complex="22pt"/>
    </style:style>
    <style:style style:name="T4" style:family="text">
      <style:text-properties officeooo:rsid="00109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odelo Exclusivo</text:span><text:tab/><text:tab/>Léa Mendonça<text:tab/><text:span text:style-name="T3">[ 54 ]</text:span></text:p>
      <text:p text:style-name="P2">O lugar que deus reservou para você é lugar de honra</text:p>
      <text:p text:style-name="P2">Então não queira estar onde deus não quer te levar</text:p>
      <text:p text:style-name="P2">A bênção que ele preparou é a melhor</text:p>
      <text:p text:style-name="P2">Então não queira ter o que deus não quer te dar</text:p>
      <text:p text:style-name="P2">Não queira ser mais um na multidão</text:p>
      <text:p text:style-name="P2">Porque deus tem pra você um modelo especial</text:p>
      <text:p text:style-name="P2"/>
      <text:p text:style-name="P2">*** Suba pro monte, suba agora suba</text:p>
      <text:p text:style-name="P2">E só desça quando ele mandar</text:p>
      <text:p text:style-name="P2">Há um modelo exclusivo pra você</text:p>
      <text:p text:style-name="P2">Suba pro monte, suba agora</text:p>
      <text:p text:style-name="P2">Suba e só desça quando ele mandar</text:p>
      <text:p text:style-name="P2">Há um modelo exclusivo pra você</text:p>
      <text:p text:style-name="P2"/>
      <text:p text:style-name="P2">Deus mandou moisés subir ao monte e ficar lá</text:p>
      <text:p text:style-name="P2">Ele subiu,entrou na nuvem de deus</text:p>
      <text:p text:style-name="P2">E de descer quase se esqueceu</text:p>
      <text:p text:style-name="P2">Um modelo de adoração deus o entregou</text:p>
      <text:p text:style-name="P2">Nenhum dos povos pagãos</text:p>
      <text:p text:style-name="P2">Tinha um modelo igual ao seu</text:p>
      <text:p text:style-name="P2"/>
      <text:p text:style-name="P2">De batalha, de vitória; De adoração e de fé</text:p>
      <text:p text:style-name="P2">De santidade, de justiça; De misericórdia e paz</text:p>
      <text:p text:style-name="P2">De ministério, de família, Modelo de conquista e temor</text:p>
      <text:p text:style-name="P2">De alegria, mordomia; Modelo de unção e amor</text:p>
      <text:p text:style-name="P2"/>
      <text:p text:style-name="P3">Suba pro monte, suba agora suba</text:p>
      <text:p text:style-name="P3">E só desça quando ele mandar</text:p>
      <text:p text:style-name="P3">Há um modelo exclusivo pra você</text:p>
      <text:p text:style-name="P3">Suba pro monte, suba agora suba</text:p>
      <text:p text:style-name="P3">E só desça quando ele mandar</text:p>
      <text:p text:style-name="P3">Há um modelo exclusivo pra você</text:p>
      <text:p text:style-name="P3">Há um modelo exclusivo pra você</text:p>
      <text:p text:style-name="P6"><text:span text:style-name="T2">Modelo Exclusivo</text:span><text:tab/><text:tab/>Léa Mendonça<text:tab/><text:span text:style-name="T3">[ 54 ]</text:span></text:p>
      <text:p text:style-name="P4">O lugar que deus reservou para você é lugar de honra</text:p>
      <text:p text:style-name="P4">Então não queira estar onde deus não quer te levar</text:p>
      <text:p text:style-name="P4">A bênção que ele preparou é a melhor</text:p>
      <text:p text:style-name="P4">Então não queira ter o que deus não quer te dar</text:p>
      <text:p text:style-name="P4">Não queira ser mais um na multidão</text:p>
      <text:p text:style-name="P4">Porque deus tem pra você um modelo especial</text:p>
      <text:p text:style-name="P4"/>
      <text:p text:style-name="P4">*** Suba pro monte, suba agora suba</text:p>
      <text:p text:style-name="P4">E só desça quando ele mandar</text:p>
      <text:p text:style-name="P4">Há um modelo exclusivo pra você</text:p>
      <text:p text:style-name="P4">Suba pro monte, suba agora</text:p>
      <text:p text:style-name="P4">Suba e só desça quando ele mandar</text:p>
      <text:p text:style-name="P4">Há um modelo exclusivo pra você</text:p>
      <text:p text:style-name="P4"/>
      <text:p text:style-name="P4">Deus mandou moisés subir ao monte e ficar lá</text:p>
      <text:p text:style-name="P4">Ele subiu,entrou na nuvem de deus</text:p>
      <text:p text:style-name="P4">E de descer quase se esqueceu</text:p>
      <text:p text:style-name="P4">Um modelo de adoração deus o entregou</text:p>
      <text:p text:style-name="P4">Nenhum dos povos pagãos</text:p>
      <text:p text:style-name="P4">Tinha um modelo igual ao seu</text:p>
      <text:p text:style-name="P4"/>
      <text:p text:style-name="P4">De batalha, de vitória; De adoração e de fé</text:p>
      <text:p text:style-name="P4">De santidade, de justiça; De misericórdia e paz</text:p>
      <text:p text:style-name="P4">De ministério, de família, Modelo de conquista e temor</text:p>
      <text:p text:style-name="P4">De alegria, mordomia; Modelo de unção e amor</text:p>
      <text:p text:style-name="P4"/>
      <text:p text:style-name="P4">Suba pro monte, suba agora suba</text:p>
      <text:p text:style-name="P4">E só desça quando ele mandar</text:p>
      <text:p text:style-name="P4">Há um modelo exclusivo pra você</text:p>
      <text:p text:style-name="P4">Suba pro monte, suba agora suba</text:p>
      <text:p text:style-name="P4">E só desça quando ele mandar</text:p>
      <text:p text:style-name="P4">Há um modelo exclusivo pra você</text:p>
      <text:p text:style-name="P4">Há um modelo exclusivo pra voc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9-16T13:54:40.860845878</dc:date>
    <meta:editing-cycles>14</meta:editing-cycles>
    <meta:editing-duration>PT25M24S</meta:editing-duration>
    <meta:generator>LibreOffice/5.4.1.2.0$Linux_X86_64 LibreOffice_project/40m0$Build-2</meta:generator>
    <meta:document-statistic meta:table-count="0" meta:image-count="0" meta:object-count="0" meta:page-count="1" meta:paragraph-count="60" meta:word-count="426" meta:character-count="2152" meta:non-whitespace-character-count="1784"/>
  </office:meta>
</office:document-meta>
</file>